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cm" svg:stroke-color="#ff0000" draw:marker-start-width="0.2cm" draw:marker-end-width="0.2cm" draw:fill="none" fo:padding-top="0cm" fo:padding-bottom="0cm" fo:padding-left="0cm" fo:padding-right="0cm"/>
    </style:style>
    <style:style style:name="gr3" style:family="graphic" style:parent-style-name="standard">
      <style:graphic-properties svg:stroke-width="0cm" svg:stroke-color="#ff0000" draw:marker-start-width="0.2cm" draw:marker-end-width="0.2cm" draw:fill="none" draw:fill-color="#ff0000" draw:textarea-horizontal-align="justify" draw:textarea-vertical-align="middle" draw:auto-grow-height="false" fo:padding-top="0cm" fo:padding-bottom="0cm" fo:padding-left="0cm" fo:padding-right="0cm"/>
    </style:style>
    <style:style style:name="gr4" style:family="graphic" style:parent-style-name="standard">
      <style:graphic-properties svg:stroke-width="0cm" svg:stroke-color="#ff0000" draw:marker-start-width="0.2cm" draw:marker-end-width="0.2cm" draw:fill="none" draw:textarea-horizontal-align="justify" draw:textarea-vertical-align="middle" draw:auto-grow-height="false" fo:padding-top="0cm" fo:padding-bottom="0cm" fo:padding-left="0cm" fo:padding-right="0cm"/>
    </style:style>
    <style:style style:name="gr5" style:family="graphic" style:parent-style-name="standard">
      <style:graphic-properties svg:stroke-width="0cm" svg:stroke-color="#ff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cm" svg:stroke-color="#ff0000" draw:marker-start-width="0.2cm" draw:marker-end-width="0.2cm" draw:fill="none" draw:fill-color="#996633" draw:textarea-horizontal-align="justify" draw:textarea-vertical-align="middle" draw:auto-grow-height="false" fo:padding-top="0cm" fo:padding-bottom="0cm" fo:padding-left="0cm" fo:padding-right="0cm"/>
    </style:style>
    <style:style style:name="gr7" style:family="graphic" style:parent-style-name="standard">
      <style:graphic-properties svg:stroke-width="0cm" svg:stroke-color="#ff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24.644cm" svg:height="22.465cm" svg:x="3.9cm" svg:y="4.5cm">
          <draw:text-box>
            <text:p>Mini Boombox</text:p>
            <text:p/>
            <text:p/>
            <text:p>Licence : CC</text:p>
            <text:p/>
            <text:p>TODO : changer l'emplacement de spaker pour la symetrie des decoupes</text:p>
            <text:p>Ajouter les 2 trous de fixation de l'ampli</text:p>
            <text:p/>
            <text:p>Material : </text:p>
            <text:p>MDF 10 mm</text:p>
            <text:p>MDF 3 mm</text:p>
            <text:p/>
            <text:p>Components : </text:p>
            <text:p>Ampli</text:p>
            <text:p>Speaker x2 </text:p>
            <text:p>Cable audio</text:p>
            <text:p>Alim 12DC ??? A</text:p>
            <text:p>Tissus Enceinte ou Mesh ou Chausette Bas</text:p>
            <text:p>Vis + Ecrou x10</text:p>
            <text:p>Colle bois</text:p>
            <text:p/>
            <text:p/>
            <text:p/>
            <text:p/>
          </draw:text-box>
        </draw:frame>
      </draw:page>
      <draw:page draw:name="page2" draw:style-name="dp1" draw:master-page-name="master-page3">
        <draw:g>
          <draw:line draw:style-name="gr2" draw:layer="layout" svg:x1="4.001cm" svg:y1="12.9cm" svg:x2="6.401cm" svg:y2="12.9cm">
            <text:p/>
          </draw:line>
          <draw:line draw:style-name="gr2" draw:layer="layout" svg:x1="6.401cm" svg:y1="11.9cm" svg:x2="6.401cm" svg:y2="12.9cm">
            <text:p/>
          </draw:line>
          <draw:line draw:style-name="gr2" draw:layer="layout" svg:x1="6.401cm" svg:y1="11.9cm" svg:x2="8.801cm" svg:y2="11.9cm">
            <text:p/>
          </draw:line>
          <draw:line draw:style-name="gr2" draw:layer="layout" svg:x1="8.801cm" svg:y1="11.9cm" svg:x2="8.801cm" svg:y2="12.9cm">
            <text:p/>
          </draw:line>
          <draw:line draw:style-name="gr2" draw:layer="layout" svg:x1="8.801cm" svg:y1="12.9cm" svg:x2="11.2cm" svg:y2="12.9cm">
            <text:p/>
          </draw:line>
          <draw:line draw:style-name="gr2" draw:layer="layout" svg:x1="11.2cm" svg:y1="11.9cm" svg:x2="11.2cm" svg:y2="12.9cm">
            <text:p/>
          </draw:line>
          <draw:line draw:style-name="gr2" draw:layer="layout" svg:x1="11.2cm" svg:y1="11.9cm" svg:x2="13.6cm" svg:y2="11.9cm">
            <text:p/>
          </draw:line>
          <draw:line draw:style-name="gr2" draw:layer="layout" svg:x1="13.6cm" svg:y1="11.9cm" svg:x2="13.6cm" svg:y2="12.9cm">
            <text:p/>
          </draw:line>
          <draw:line draw:style-name="gr2" draw:layer="layout" svg:x1="13.6cm" svg:y1="12.9cm" svg:x2="15.001cm" svg:y2="12.9cm">
            <text:p/>
          </draw:line>
          <draw:line draw:style-name="gr2" draw:layer="layout" svg:x1="4.001cm" svg:y1="0.9cm" svg:x2="6.401cm" svg:y2="0.9cm">
            <text:p/>
          </draw:line>
          <draw:line draw:style-name="gr2" draw:layer="layout" svg:x1="6.401cm" svg:y1="0.9cm" svg:x2="6.401cm" svg:y2="1.9cm">
            <text:p/>
          </draw:line>
          <draw:line draw:style-name="gr2" draw:layer="layout" svg:x1="6.401cm" svg:y1="1.9cm" svg:x2="8.801cm" svg:y2="1.9cm">
            <text:p/>
          </draw:line>
          <draw:line draw:style-name="gr2" draw:layer="layout" svg:x1="8.801cm" svg:y1="0.9cm" svg:x2="8.801cm" svg:y2="1.9cm">
            <text:p/>
          </draw:line>
          <draw:line draw:style-name="gr2" draw:layer="layout" svg:x1="8.801cm" svg:y1="0.9cm" svg:x2="11.2cm" svg:y2="0.9cm">
            <text:p/>
          </draw:line>
          <draw:line draw:style-name="gr2" draw:layer="layout" svg:x1="11.2cm" svg:y1="0.9cm" svg:x2="11.2cm" svg:y2="1.9cm">
            <text:p/>
          </draw:line>
          <draw:line draw:style-name="gr2" draw:layer="layout" svg:x1="11.2cm" svg:y1="1.9cm" svg:x2="13.6cm" svg:y2="1.9cm">
            <text:p/>
          </draw:line>
          <draw:line draw:style-name="gr2" draw:layer="layout" svg:x1="13.6cm" svg:y1="0.9cm" svg:x2="13.6cm" svg:y2="1.9cm">
            <text:p/>
          </draw:line>
          <draw:line draw:style-name="gr2" draw:layer="layout" svg:x1="13.6cm" svg:y1="0.9cm" svg:x2="15.001cm" svg:y2="0.9cm">
            <text:p/>
          </draw:line>
          <draw:line draw:style-name="gr2" draw:layer="layout" svg:x1="4.001cm" svg:y1="12.9cm" svg:x2="4.001cm" svg:y2="10.5cm">
            <text:p/>
          </draw:line>
          <draw:line draw:style-name="gr2" draw:layer="layout" svg:x1="5cm" svg:y1="10.5cm" svg:x2="4.001cm" svg:y2="10.5cm">
            <text:p/>
          </draw:line>
          <draw:line draw:style-name="gr2" draw:layer="layout" svg:x1="5cm" svg:y1="10.5cm" svg:x2="5cm" svg:y2="8.101cm">
            <text:p/>
          </draw:line>
          <draw:line draw:style-name="gr2" draw:layer="layout" svg:x1="5cm" svg:y1="8.101cm" svg:x2="4.001cm" svg:y2="8.101cm">
            <text:p/>
          </draw:line>
          <draw:line draw:style-name="gr2" draw:layer="layout" svg:x1="4.001cm" svg:y1="8.101cm" svg:x2="4.001cm" svg:y2="5.701cm">
            <text:p/>
          </draw:line>
          <draw:line draw:style-name="gr2" draw:layer="layout" svg:x1="5cm" svg:y1="5.701cm" svg:x2="4.001cm" svg:y2="5.701cm">
            <text:p/>
          </draw:line>
          <draw:line draw:style-name="gr2" draw:layer="layout" svg:x1="5cm" svg:y1="5.701cm" svg:x2="5cm" svg:y2="3.3cm">
            <text:p/>
          </draw:line>
          <draw:line draw:style-name="gr2" draw:layer="layout" svg:x1="5cm" svg:y1="3.3cm" svg:x2="4.001cm" svg:y2="3.3cm">
            <text:p/>
          </draw:line>
          <draw:line draw:style-name="gr2" draw:layer="layout" svg:x1="4.001cm" svg:y1="3.3cm" svg:x2="4.001cm" svg:y2="0.9cm">
            <text:p/>
          </draw:line>
          <draw:line draw:style-name="gr2" draw:layer="layout" svg:x1="15.001cm" svg:y1="12.9cm" svg:x2="15.001cm" svg:y2="10.5cm">
            <text:p/>
          </draw:line>
          <draw:line draw:style-name="gr2" draw:layer="layout" svg:x1="16cm" svg:y1="10.5cm" svg:x2="15.001cm" svg:y2="10.5cm">
            <text:p/>
          </draw:line>
          <draw:line draw:style-name="gr2" draw:layer="layout" svg:x1="16cm" svg:y1="10.5cm" svg:x2="16cm" svg:y2="8.101cm">
            <text:p/>
          </draw:line>
          <draw:line draw:style-name="gr2" draw:layer="layout" svg:x1="16cm" svg:y1="8.101cm" svg:x2="15.001cm" svg:y2="8.101cm">
            <text:p/>
          </draw:line>
          <draw:line draw:style-name="gr2" draw:layer="layout" svg:x1="15.001cm" svg:y1="8.101cm" svg:x2="15.001cm" svg:y2="5.701cm">
            <text:p/>
          </draw:line>
          <draw:line draw:style-name="gr2" draw:layer="layout" svg:x1="16cm" svg:y1="5.701cm" svg:x2="15.001cm" svg:y2="5.701cm">
            <text:p/>
          </draw:line>
          <draw:line draw:style-name="gr2" draw:layer="layout" svg:x1="16cm" svg:y1="5.701cm" svg:x2="16cm" svg:y2="3.3cm">
            <text:p/>
          </draw:line>
          <draw:line draw:style-name="gr2" draw:layer="layout" svg:x1="16cm" svg:y1="3.3cm" svg:x2="15.001cm" svg:y2="3.3cm">
            <text:p/>
          </draw:line>
          <draw:line draw:style-name="gr2" draw:layer="layout" svg:x1="15.001cm" svg:y1="3.3cm" svg:x2="15.001cm" svg:y2="0.9cm">
            <text:p/>
          </draw:line>
        </draw:g>
        <draw:g>
          <draw:line draw:style-name="gr2" draw:layer="layout" svg:x1="28.301cm" svg:y1="34.9cm" svg:x2="29.482cm" svg:y2="34.9cm">
            <text:p/>
          </draw:line>
          <draw:line draw:style-name="gr2" draw:layer="layout" svg:x1="29.482cm" svg:y1="34.9cm" svg:x2="29.482cm" svg:y2="35.9cm">
            <text:p/>
          </draw:line>
          <draw:line draw:style-name="gr2" draw:layer="layout" svg:x1="29.482cm" svg:y1="35.9cm" svg:x2="31.664cm" svg:y2="35.9cm">
            <text:p/>
          </draw:line>
          <draw:line draw:style-name="gr2" draw:layer="layout" svg:x1="31.664cm" svg:y1="34.9cm" svg:x2="31.664cm" svg:y2="35.9cm">
            <text:p/>
          </draw:line>
          <draw:line draw:style-name="gr2" draw:layer="layout" svg:x1="31.664cm" svg:y1="34.9cm" svg:x2="33.846cm" svg:y2="34.9cm">
            <text:p/>
          </draw:line>
          <draw:line draw:style-name="gr2" draw:layer="layout" svg:x1="33.846cm" svg:y1="34.9cm" svg:x2="33.846cm" svg:y2="35.9cm">
            <text:p/>
          </draw:line>
          <draw:line draw:style-name="gr2" draw:layer="layout" svg:x1="33.846cm" svg:y1="35.9cm" svg:x2="36.028cm" svg:y2="35.9cm">
            <text:p/>
          </draw:line>
          <draw:line draw:style-name="gr2" draw:layer="layout" svg:x1="36.028cm" svg:y1="34.9cm" svg:x2="36.028cm" svg:y2="35.9cm">
            <text:p/>
          </draw:line>
          <draw:line draw:style-name="gr2" draw:layer="layout" svg:x1="36.028cm" svg:y1="34.9cm" svg:x2="38.209cm" svg:y2="34.9cm">
            <text:p/>
          </draw:line>
          <draw:line draw:style-name="gr2" draw:layer="layout" svg:x1="38.209cm" svg:y1="34.9cm" svg:x2="38.209cm" svg:y2="35.9cm">
            <text:p/>
          </draw:line>
          <draw:line draw:style-name="gr2" draw:layer="layout" svg:x1="38.209cm" svg:y1="35.9cm" svg:x2="40.391cm" svg:y2="35.9cm">
            <text:p/>
          </draw:line>
          <draw:line draw:style-name="gr2" draw:layer="layout" svg:x1="40.391cm" svg:y1="34.9cm" svg:x2="40.391cm" svg:y2="35.9cm">
            <text:p/>
          </draw:line>
          <draw:line draw:style-name="gr2" draw:layer="layout" svg:x1="40.391cm" svg:y1="34.9cm" svg:x2="42.573cm" svg:y2="34.9cm">
            <text:p/>
          </draw:line>
          <draw:line draw:style-name="gr2" draw:layer="layout" svg:x1="42.573cm" svg:y1="34.9cm" svg:x2="42.573cm" svg:y2="35.9cm">
            <text:p/>
          </draw:line>
          <draw:line draw:style-name="gr2" draw:layer="layout" svg:x1="42.573cm" svg:y1="35.9cm" svg:x2="44.755cm" svg:y2="35.9cm">
            <text:p/>
          </draw:line>
          <draw:line draw:style-name="gr2" draw:layer="layout" svg:x1="44.755cm" svg:y1="34.9cm" svg:x2="44.755cm" svg:y2="35.9cm">
            <text:p/>
          </draw:line>
          <draw:line draw:style-name="gr2" draw:layer="layout" svg:x1="44.755cm" svg:y1="34.9cm" svg:x2="46.937cm" svg:y2="34.9cm">
            <text:p/>
          </draw:line>
          <draw:line draw:style-name="gr2" draw:layer="layout" svg:x1="46.937cm" svg:y1="34.9cm" svg:x2="46.937cm" svg:y2="35.9cm">
            <text:p/>
          </draw:line>
          <draw:line draw:style-name="gr2" draw:layer="layout" svg:x1="46.937cm" svg:y1="35.9cm" svg:x2="49.119cm" svg:y2="35.9cm">
            <text:p/>
          </draw:line>
          <draw:line draw:style-name="gr2" draw:layer="layout" svg:x1="49.119cm" svg:y1="34.9cm" svg:x2="49.119cm" svg:y2="35.9cm">
            <text:p/>
          </draw:line>
          <draw:line draw:style-name="gr2" draw:layer="layout" svg:x1="49.119cm" svg:y1="34.9cm" svg:x2="50.301cm" svg:y2="34.9cm">
            <text:p/>
          </draw:line>
          <draw:line draw:style-name="gr2" draw:layer="layout" svg:x1="28.301cm" svg:y1="24.9cm" svg:x2="29.482cm" svg:y2="24.9cm">
            <text:p/>
          </draw:line>
          <draw:line draw:style-name="gr2" draw:layer="layout" svg:x1="29.482cm" svg:y1="23.9cm" svg:x2="29.482cm" svg:y2="24.9cm">
            <text:p/>
          </draw:line>
          <draw:line draw:style-name="gr2" draw:layer="layout" svg:x1="29.482cm" svg:y1="23.9cm" svg:x2="31.664cm" svg:y2="23.9cm">
            <text:p/>
          </draw:line>
          <draw:line draw:style-name="gr2" draw:layer="layout" svg:x1="31.664cm" svg:y1="23.9cm" svg:x2="31.664cm" svg:y2="24.9cm">
            <text:p/>
          </draw:line>
          <draw:line draw:style-name="gr2" draw:layer="layout" svg:x1="31.664cm" svg:y1="24.9cm" svg:x2="33.846cm" svg:y2="24.9cm">
            <text:p/>
          </draw:line>
          <draw:line draw:style-name="gr2" draw:layer="layout" svg:x1="33.846cm" svg:y1="23.9cm" svg:x2="33.846cm" svg:y2="24.9cm">
            <text:p/>
          </draw:line>
          <draw:line draw:style-name="gr2" draw:layer="layout" svg:x1="33.846cm" svg:y1="23.9cm" svg:x2="36.028cm" svg:y2="23.9cm">
            <text:p/>
          </draw:line>
          <draw:line draw:style-name="gr2" draw:layer="layout" svg:x1="36.028cm" svg:y1="23.9cm" svg:x2="36.028cm" svg:y2="24.9cm">
            <text:p/>
          </draw:line>
          <draw:line draw:style-name="gr2" draw:layer="layout" svg:x1="36.028cm" svg:y1="24.9cm" svg:x2="38.209cm" svg:y2="24.9cm">
            <text:p/>
          </draw:line>
          <draw:line draw:style-name="gr2" draw:layer="layout" svg:x1="38.209cm" svg:y1="23.9cm" svg:x2="38.209cm" svg:y2="24.9cm">
            <text:p/>
          </draw:line>
          <draw:line draw:style-name="gr2" draw:layer="layout" svg:x1="38.209cm" svg:y1="23.9cm" svg:x2="40.391cm" svg:y2="23.9cm">
            <text:p/>
          </draw:line>
          <draw:line draw:style-name="gr2" draw:layer="layout" svg:x1="40.391cm" svg:y1="23.9cm" svg:x2="40.391cm" svg:y2="24.9cm">
            <text:p/>
          </draw:line>
          <draw:line draw:style-name="gr2" draw:layer="layout" svg:x1="40.391cm" svg:y1="24.9cm" svg:x2="42.573cm" svg:y2="24.9cm">
            <text:p/>
          </draw:line>
          <draw:line draw:style-name="gr2" draw:layer="layout" svg:x1="42.573cm" svg:y1="23.9cm" svg:x2="42.573cm" svg:y2="24.9cm">
            <text:p/>
          </draw:line>
          <draw:line draw:style-name="gr2" draw:layer="layout" svg:x1="42.573cm" svg:y1="23.9cm" svg:x2="44.755cm" svg:y2="23.9cm">
            <text:p/>
          </draw:line>
          <draw:line draw:style-name="gr2" draw:layer="layout" svg:x1="44.755cm" svg:y1="23.9cm" svg:x2="44.755cm" svg:y2="24.9cm">
            <text:p/>
          </draw:line>
          <draw:line draw:style-name="gr2" draw:layer="layout" svg:x1="44.755cm" svg:y1="24.9cm" svg:x2="46.937cm" svg:y2="24.9cm">
            <text:p/>
          </draw:line>
          <draw:line draw:style-name="gr2" draw:layer="layout" svg:x1="46.937cm" svg:y1="23.9cm" svg:x2="46.937cm" svg:y2="24.9cm">
            <text:p/>
          </draw:line>
          <draw:line draw:style-name="gr2" draw:layer="layout" svg:x1="46.937cm" svg:y1="23.9cm" svg:x2="49.119cm" svg:y2="23.9cm">
            <text:p/>
          </draw:line>
          <draw:line draw:style-name="gr2" draw:layer="layout" svg:x1="49.119cm" svg:y1="23.9cm" svg:x2="49.119cm" svg:y2="24.9cm">
            <text:p/>
          </draw:line>
          <draw:line draw:style-name="gr2" draw:layer="layout" svg:x1="49.119cm" svg:y1="24.9cm" svg:x2="50.301cm" svg:y2="24.9cm">
            <text:p/>
          </draw:line>
          <draw:line draw:style-name="gr2" draw:layer="layout" svg:x1="28.301cm" svg:y1="34.9cm" svg:x2="28.301cm" svg:y2="33.5cm">
            <text:p/>
          </draw:line>
          <draw:line draw:style-name="gr2" draw:layer="layout" svg:x1="28.301cm" svg:y1="33.5cm" svg:x2="27.3cm" svg:y2="33.5cm">
            <text:p/>
          </draw:line>
          <draw:line draw:style-name="gr2" draw:layer="layout" svg:x1="27.3cm" svg:y1="33.5cm" svg:x2="27.3cm" svg:y2="31.101cm">
            <text:p/>
          </draw:line>
          <draw:line draw:style-name="gr2" draw:layer="layout" svg:x1="28.301cm" svg:y1="31.101cm" svg:x2="27.3cm" svg:y2="31.101cm">
            <text:p/>
          </draw:line>
          <draw:line draw:style-name="gr2" draw:layer="layout" svg:x1="28.301cm" svg:y1="31.101cm" svg:x2="28.301cm" svg:y2="28.701cm">
            <text:p/>
          </draw:line>
          <draw:line draw:style-name="gr2" draw:layer="layout" svg:x1="28.301cm" svg:y1="28.701cm" svg:x2="27.3cm" svg:y2="28.701cm">
            <text:p/>
          </draw:line>
          <draw:line draw:style-name="gr2" draw:layer="layout" svg:x1="27.3cm" svg:y1="28.701cm" svg:x2="27.3cm" svg:y2="26.3cm">
            <text:p/>
          </draw:line>
          <draw:line draw:style-name="gr2" draw:layer="layout" svg:x1="28.301cm" svg:y1="26.3cm" svg:x2="27.3cm" svg:y2="26.3cm">
            <text:p/>
          </draw:line>
          <draw:line draw:style-name="gr2" draw:layer="layout" svg:x1="28.301cm" svg:y1="26.3cm" svg:x2="28.301cm" svg:y2="24.9cm">
            <text:p/>
          </draw:line>
          <draw:line draw:style-name="gr2" draw:layer="layout" svg:x1="50.301cm" svg:y1="34.9cm" svg:x2="50.301cm" svg:y2="33.5cm">
            <text:p/>
          </draw:line>
          <draw:line draw:style-name="gr2" draw:layer="layout" svg:x1="51.301cm" svg:y1="33.5cm" svg:x2="50.301cm" svg:y2="33.5cm">
            <text:p/>
          </draw:line>
          <draw:line draw:style-name="gr2" draw:layer="layout" svg:x1="51.301cm" svg:y1="33.5cm" svg:x2="51.301cm" svg:y2="31.101cm">
            <text:p/>
          </draw:line>
          <draw:line draw:style-name="gr2" draw:layer="layout" svg:x1="51.301cm" svg:y1="31.101cm" svg:x2="50.301cm" svg:y2="31.101cm">
            <text:p/>
          </draw:line>
          <draw:line draw:style-name="gr2" draw:layer="layout" svg:x1="50.301cm" svg:y1="31.101cm" svg:x2="50.301cm" svg:y2="28.701cm">
            <text:p/>
          </draw:line>
          <draw:line draw:style-name="gr2" draw:layer="layout" svg:x1="51.301cm" svg:y1="28.701cm" svg:x2="50.301cm" svg:y2="28.701cm">
            <text:p/>
          </draw:line>
          <draw:line draw:style-name="gr2" draw:layer="layout" svg:x1="51.301cm" svg:y1="28.701cm" svg:x2="51.301cm" svg:y2="26.3cm">
            <text:p/>
          </draw:line>
          <draw:line draw:style-name="gr2" draw:layer="layout" svg:x1="51.301cm" svg:y1="26.3cm" svg:x2="50.301cm" svg:y2="26.3cm">
            <text:p/>
          </draw:line>
          <draw:line draw:style-name="gr2" draw:layer="layout" svg:x1="50.301cm" svg:y1="26.3cm" svg:x2="50.301cm" svg:y2="24.9cm">
            <text:p/>
          </draw:line>
        </draw:g>
        <draw:g>
          <draw:line draw:style-name="gr2" draw:layer="layout" svg:x1="38.999cm" svg:y1="12.9cm" svg:x2="41.399cm" svg:y2="12.9cm">
            <text:p/>
          </draw:line>
          <draw:line draw:style-name="gr2" draw:layer="layout" svg:x1="41.399cm" svg:y1="11.9cm" svg:x2="41.399cm" svg:y2="12.9cm">
            <text:p/>
          </draw:line>
          <draw:line draw:style-name="gr2" draw:layer="layout" svg:x1="41.399cm" svg:y1="11.9cm" svg:x2="43.799cm" svg:y2="11.9cm">
            <text:p/>
          </draw:line>
          <draw:line draw:style-name="gr2" draw:layer="layout" svg:x1="43.799cm" svg:y1="11.9cm" svg:x2="43.799cm" svg:y2="12.9cm">
            <text:p/>
          </draw:line>
          <draw:line draw:style-name="gr2" draw:layer="layout" svg:x1="43.799cm" svg:y1="12.9cm" svg:x2="46.2cm" svg:y2="12.9cm">
            <text:p/>
          </draw:line>
          <draw:line draw:style-name="gr2" draw:layer="layout" svg:x1="46.2cm" svg:y1="11.9cm" svg:x2="46.2cm" svg:y2="12.9cm">
            <text:p/>
          </draw:line>
          <draw:line draw:style-name="gr2" draw:layer="layout" svg:x1="46.2cm" svg:y1="11.9cm" svg:x2="48.6cm" svg:y2="11.9cm">
            <text:p/>
          </draw:line>
          <draw:line draw:style-name="gr2" draw:layer="layout" svg:x1="48.6cm" svg:y1="11.9cm" svg:x2="48.6cm" svg:y2="12.9cm">
            <text:p/>
          </draw:line>
          <draw:line draw:style-name="gr2" draw:layer="layout" svg:x1="48.6cm" svg:y1="12.9cm" svg:x2="49.999cm" svg:y2="12.9cm">
            <text:p/>
          </draw:line>
          <draw:line draw:style-name="gr2" draw:layer="layout" svg:x1="38.999cm" svg:y1="0.9cm" svg:x2="41.399cm" svg:y2="0.9cm">
            <text:p/>
          </draw:line>
          <draw:line draw:style-name="gr2" draw:layer="layout" svg:x1="41.399cm" svg:y1="0.9cm" svg:x2="41.399cm" svg:y2="1.9cm">
            <text:p/>
          </draw:line>
          <draw:line draw:style-name="gr2" draw:layer="layout" svg:x1="41.399cm" svg:y1="1.9cm" svg:x2="43.799cm" svg:y2="1.9cm">
            <text:p/>
          </draw:line>
          <draw:line draw:style-name="gr2" draw:layer="layout" svg:x1="43.799cm" svg:y1="0.9cm" svg:x2="43.799cm" svg:y2="1.9cm">
            <text:p/>
          </draw:line>
          <draw:line draw:style-name="gr2" draw:layer="layout" svg:x1="43.799cm" svg:y1="0.9cm" svg:x2="46.2cm" svg:y2="0.9cm">
            <text:p/>
          </draw:line>
          <draw:line draw:style-name="gr2" draw:layer="layout" svg:x1="46.2cm" svg:y1="0.9cm" svg:x2="46.2cm" svg:y2="1.9cm">
            <text:p/>
          </draw:line>
          <draw:line draw:style-name="gr2" draw:layer="layout" svg:x1="46.2cm" svg:y1="1.9cm" svg:x2="48.6cm" svg:y2="1.9cm">
            <text:p/>
          </draw:line>
          <draw:line draw:style-name="gr2" draw:layer="layout" svg:x1="48.6cm" svg:y1="0.9cm" svg:x2="48.6cm" svg:y2="1.9cm">
            <text:p/>
          </draw:line>
          <draw:line draw:style-name="gr2" draw:layer="layout" svg:x1="48.6cm" svg:y1="0.9cm" svg:x2="49.999cm" svg:y2="0.9cm">
            <text:p/>
          </draw:line>
          <draw:line draw:style-name="gr2" draw:layer="layout" svg:x1="38.999cm" svg:y1="12.9cm" svg:x2="38.999cm" svg:y2="10.5cm">
            <text:p/>
          </draw:line>
          <draw:line draw:style-name="gr2" draw:layer="layout" svg:x1="40cm" svg:y1="10.5cm" svg:x2="38.999cm" svg:y2="10.5cm">
            <text:p/>
          </draw:line>
          <draw:line draw:style-name="gr2" draw:layer="layout" svg:x1="40cm" svg:y1="10.5cm" svg:x2="40cm" svg:y2="8.101cm">
            <text:p/>
          </draw:line>
          <draw:line draw:style-name="gr2" draw:layer="layout" svg:x1="40cm" svg:y1="8.101cm" svg:x2="38.999cm" svg:y2="8.101cm">
            <text:p/>
          </draw:line>
          <draw:line draw:style-name="gr2" draw:layer="layout" svg:x1="38.999cm" svg:y1="8.101cm" svg:x2="38.999cm" svg:y2="5.701cm">
            <text:p/>
          </draw:line>
          <draw:line draw:style-name="gr2" draw:layer="layout" svg:x1="40cm" svg:y1="5.701cm" svg:x2="38.999cm" svg:y2="5.701cm">
            <text:p/>
          </draw:line>
          <draw:line draw:style-name="gr2" draw:layer="layout" svg:x1="40cm" svg:y1="5.701cm" svg:x2="40cm" svg:y2="3.3cm">
            <text:p/>
          </draw:line>
          <draw:line draw:style-name="gr2" draw:layer="layout" svg:x1="40cm" svg:y1="3.3cm" svg:x2="38.999cm" svg:y2="3.3cm">
            <text:p/>
          </draw:line>
          <draw:line draw:style-name="gr2" draw:layer="layout" svg:x1="38.999cm" svg:y1="3.3cm" svg:x2="38.999cm" svg:y2="0.9cm">
            <text:p/>
          </draw:line>
          <draw:line draw:style-name="gr2" draw:layer="layout" svg:x1="49.999cm" svg:y1="12.9cm" svg:x2="49.999cm" svg:y2="10.5cm">
            <text:p/>
          </draw:line>
          <draw:line draw:style-name="gr2" draw:layer="layout" svg:x1="51cm" svg:y1="10.5cm" svg:x2="49.999cm" svg:y2="10.5cm">
            <text:p/>
          </draw:line>
          <draw:line draw:style-name="gr2" draw:layer="layout" svg:x1="51cm" svg:y1="10.5cm" svg:x2="51cm" svg:y2="8.101cm">
            <text:p/>
          </draw:line>
          <draw:line draw:style-name="gr2" draw:layer="layout" svg:x1="51cm" svg:y1="8.101cm" svg:x2="49.999cm" svg:y2="8.101cm">
            <text:p/>
          </draw:line>
          <draw:line draw:style-name="gr2" draw:layer="layout" svg:x1="49.999cm" svg:y1="8.101cm" svg:x2="49.999cm" svg:y2="5.701cm">
            <text:p/>
          </draw:line>
          <draw:line draw:style-name="gr2" draw:layer="layout" svg:x1="51cm" svg:y1="5.701cm" svg:x2="49.999cm" svg:y2="5.701cm">
            <text:p/>
          </draw:line>
          <draw:line draw:style-name="gr2" draw:layer="layout" svg:x1="51cm" svg:y1="5.701cm" svg:x2="51cm" svg:y2="3.3cm">
            <text:p/>
          </draw:line>
          <draw:line draw:style-name="gr2" draw:layer="layout" svg:x1="51cm" svg:y1="3.3cm" svg:x2="49.999cm" svg:y2="3.3cm">
            <text:p/>
          </draw:line>
          <draw:line draw:style-name="gr2" draw:layer="layout" svg:x1="49.999cm" svg:y1="3.3cm" svg:x2="49.999cm" svg:y2="0.9cm">
            <text:p/>
          </draw:line>
        </draw:g>
        <draw:g>
          <draw:g>
            <draw:line draw:style-name="gr2" draw:layer="layout" svg:x1="16cm" svg:y1="23.901cm" svg:x2="18.182cm" svg:y2="23.901cm">
              <text:p/>
            </draw:line>
            <draw:line draw:style-name="gr2" draw:layer="layout" svg:x1="18.182cm" svg:y1="22.9cm" svg:x2="18.182cm" svg:y2="23.901cm">
              <text:p/>
            </draw:line>
            <draw:line draw:style-name="gr2" draw:layer="layout" svg:x1="18.182cm" svg:y1="22.9cm" svg:x2="20.364cm" svg:y2="22.9cm">
              <text:p/>
            </draw:line>
            <draw:line draw:style-name="gr2" draw:layer="layout" svg:x1="20.364cm" svg:y1="22.9cm" svg:x2="20.364cm" svg:y2="23.901cm">
              <text:p/>
            </draw:line>
            <draw:line draw:style-name="gr2" draw:layer="layout" svg:x1="20.364cm" svg:y1="23.901cm" svg:x2="22.546cm" svg:y2="23.901cm">
              <text:p/>
            </draw:line>
            <draw:line draw:style-name="gr2" draw:layer="layout" svg:x1="22.546cm" svg:y1="22.9cm" svg:x2="22.546cm" svg:y2="23.901cm">
              <text:p/>
            </draw:line>
            <draw:line draw:style-name="gr2" draw:layer="layout" svg:x1="22.546cm" svg:y1="22.9cm" svg:x2="24.728cm" svg:y2="22.9cm">
              <text:p/>
            </draw:line>
            <draw:line draw:style-name="gr2" draw:layer="layout" svg:x1="24.728cm" svg:y1="22.9cm" svg:x2="24.728cm" svg:y2="23.901cm">
              <text:p/>
            </draw:line>
            <draw:line draw:style-name="gr2" draw:layer="layout" svg:x1="24.728cm" svg:y1="23.901cm" svg:x2="26.909cm" svg:y2="23.901cm">
              <text:p/>
            </draw:line>
            <draw:line draw:style-name="gr2" draw:layer="layout" svg:x1="26.909cm" svg:y1="22.9cm" svg:x2="26.909cm" svg:y2="23.901cm">
              <text:p/>
            </draw:line>
            <draw:line draw:style-name="gr2" draw:layer="layout" svg:x1="26.909cm" svg:y1="22.9cm" svg:x2="29.091cm" svg:y2="22.9cm">
              <text:p/>
            </draw:line>
            <draw:line draw:style-name="gr2" draw:layer="layout" svg:x1="29.091cm" svg:y1="22.9cm" svg:x2="29.091cm" svg:y2="23.901cm">
              <text:p/>
            </draw:line>
            <draw:line draw:style-name="gr2" draw:layer="layout" svg:x1="29.091cm" svg:y1="23.901cm" svg:x2="31.273cm" svg:y2="23.901cm">
              <text:p/>
            </draw:line>
            <draw:line draw:style-name="gr2" draw:layer="layout" svg:x1="31.273cm" svg:y1="22.9cm" svg:x2="31.273cm" svg:y2="23.901cm">
              <text:p/>
            </draw:line>
            <draw:line draw:style-name="gr2" draw:layer="layout" svg:x1="31.273cm" svg:y1="22.9cm" svg:x2="33.455cm" svg:y2="22.9cm">
              <text:p/>
            </draw:line>
            <draw:line draw:style-name="gr2" draw:layer="layout" svg:x1="33.455cm" svg:y1="22.9cm" svg:x2="33.455cm" svg:y2="23.901cm">
              <text:p/>
            </draw:line>
            <draw:line draw:style-name="gr2" draw:layer="layout" svg:x1="33.455cm" svg:y1="23.901cm" svg:x2="35.637cm" svg:y2="23.901cm">
              <text:p/>
            </draw:line>
            <draw:line draw:style-name="gr2" draw:layer="layout" svg:x1="35.637cm" svg:y1="22.9cm" svg:x2="35.637cm" svg:y2="23.901cm">
              <text:p/>
            </draw:line>
            <draw:line draw:style-name="gr2" draw:layer="layout" svg:x1="35.637cm" svg:y1="22.9cm" svg:x2="37.819cm" svg:y2="22.9cm">
              <text:p/>
            </draw:line>
            <draw:line draw:style-name="gr2" draw:layer="layout" svg:x1="37.819cm" svg:y1="22.9cm" svg:x2="37.819cm" svg:y2="23.901cm">
              <text:p/>
            </draw:line>
            <draw:line draw:style-name="gr2" draw:layer="layout" svg:x1="37.819cm" svg:y1="23.901cm" svg:x2="39.001cm" svg:y2="23.901cm">
              <text:p/>
            </draw:line>
            <draw:line draw:style-name="gr2" draw:layer="layout" svg:x1="16cm" svg:y1="11.9cm" svg:x2="18.182cm" svg:y2="11.9cm">
              <text:p/>
            </draw:line>
            <draw:line draw:style-name="gr2" draw:layer="layout" svg:x1="18.182cm" svg:y1="11.9cm" svg:x2="18.182cm" svg:y2="12.9cm">
              <text:p/>
            </draw:line>
            <draw:line draw:style-name="gr2" draw:layer="layout" svg:x1="18.182cm" svg:y1="12.9cm" svg:x2="20.364cm" svg:y2="12.9cm">
              <text:p/>
            </draw:line>
            <draw:line draw:style-name="gr2" draw:layer="layout" svg:x1="20.364cm" svg:y1="11.9cm" svg:x2="20.364cm" svg:y2="12.9cm">
              <text:p/>
            </draw:line>
            <draw:line draw:style-name="gr2" draw:layer="layout" svg:x1="20.364cm" svg:y1="11.9cm" svg:x2="22.546cm" svg:y2="11.9cm">
              <text:p/>
            </draw:line>
            <draw:line draw:style-name="gr2" draw:layer="layout" svg:x1="22.546cm" svg:y1="11.9cm" svg:x2="22.546cm" svg:y2="12.9cm">
              <text:p/>
            </draw:line>
            <draw:line draw:style-name="gr2" draw:layer="layout" svg:x1="22.546cm" svg:y1="12.9cm" svg:x2="24.728cm" svg:y2="12.9cm">
              <text:p/>
            </draw:line>
            <draw:line draw:style-name="gr2" draw:layer="layout" svg:x1="24.728cm" svg:y1="11.9cm" svg:x2="24.728cm" svg:y2="12.9cm">
              <text:p/>
            </draw:line>
            <draw:line draw:style-name="gr2" draw:layer="layout" svg:x1="24.728cm" svg:y1="11.9cm" svg:x2="26.909cm" svg:y2="11.9cm">
              <text:p/>
            </draw:line>
            <draw:line draw:style-name="gr2" draw:layer="layout" svg:x1="26.909cm" svg:y1="11.9cm" svg:x2="26.909cm" svg:y2="12.9cm">
              <text:p/>
            </draw:line>
            <draw:line draw:style-name="gr2" draw:layer="layout" svg:x1="26.909cm" svg:y1="12.9cm" svg:x2="29.091cm" svg:y2="12.9cm">
              <text:p/>
            </draw:line>
            <draw:line draw:style-name="gr2" draw:layer="layout" svg:x1="29.091cm" svg:y1="11.9cm" svg:x2="29.091cm" svg:y2="12.9cm">
              <text:p/>
            </draw:line>
            <draw:line draw:style-name="gr2" draw:layer="layout" svg:x1="29.091cm" svg:y1="11.9cm" svg:x2="31.273cm" svg:y2="11.9cm">
              <text:p/>
            </draw:line>
            <draw:line draw:style-name="gr2" draw:layer="layout" svg:x1="31.273cm" svg:y1="11.9cm" svg:x2="31.273cm" svg:y2="12.9cm">
              <text:p/>
            </draw:line>
            <draw:line draw:style-name="gr2" draw:layer="layout" svg:x1="31.273cm" svg:y1="12.9cm" svg:x2="33.455cm" svg:y2="12.9cm">
              <text:p/>
            </draw:line>
            <draw:line draw:style-name="gr2" draw:layer="layout" svg:x1="33.455cm" svg:y1="11.9cm" svg:x2="33.455cm" svg:y2="12.9cm">
              <text:p/>
            </draw:line>
            <draw:line draw:style-name="gr2" draw:layer="layout" svg:x1="33.455cm" svg:y1="11.9cm" svg:x2="35.637cm" svg:y2="11.9cm">
              <text:p/>
            </draw:line>
            <draw:line draw:style-name="gr2" draw:layer="layout" svg:x1="35.637cm" svg:y1="11.9cm" svg:x2="35.637cm" svg:y2="12.9cm">
              <text:p/>
            </draw:line>
            <draw:line draw:style-name="gr2" draw:layer="layout" svg:x1="35.637cm" svg:y1="12.9cm" svg:x2="37.819cm" svg:y2="12.9cm">
              <text:p/>
            </draw:line>
            <draw:line draw:style-name="gr2" draw:layer="layout" svg:x1="37.819cm" svg:y1="11.9cm" svg:x2="37.819cm" svg:y2="12.9cm">
              <text:p/>
            </draw:line>
            <draw:line draw:style-name="gr2" draw:layer="layout" svg:x1="37.819cm" svg:y1="11.9cm" svg:x2="39.001cm" svg:y2="11.9cm">
              <text:p/>
            </draw:line>
            <draw:line draw:style-name="gr2" draw:layer="layout" svg:x1="16cm" svg:y1="23.901cm" svg:x2="16cm" svg:y2="21.5cm">
              <text:p/>
            </draw:line>
            <draw:line draw:style-name="gr2" draw:layer="layout" svg:x1="17.001cm" svg:y1="21.5cm" svg:x2="16cm" svg:y2="21.5cm">
              <text:p/>
            </draw:line>
            <draw:line draw:style-name="gr2" draw:layer="layout" svg:x1="17.001cm" svg:y1="21.5cm" svg:x2="17.001cm" svg:y2="19.1cm">
              <text:p/>
            </draw:line>
            <draw:line draw:style-name="gr2" draw:layer="layout" svg:x1="17.001cm" svg:y1="19.1cm" svg:x2="16cm" svg:y2="19.1cm">
              <text:p/>
            </draw:line>
            <draw:line draw:style-name="gr2" draw:layer="layout" svg:x1="16cm" svg:y1="19.1cm" svg:x2="16cm" svg:y2="16.7cm">
              <text:p/>
            </draw:line>
            <draw:line draw:style-name="gr2" draw:layer="layout" svg:x1="17.001cm" svg:y1="16.7cm" svg:x2="16cm" svg:y2="16.7cm">
              <text:p/>
            </draw:line>
            <draw:line draw:style-name="gr2" draw:layer="layout" svg:x1="17.001cm" svg:y1="16.7cm" svg:x2="17.001cm" svg:y2="14.3cm">
              <text:p/>
            </draw:line>
            <draw:line draw:style-name="gr2" draw:layer="layout" svg:x1="17.001cm" svg:y1="14.3cm" svg:x2="16cm" svg:y2="14.3cm">
              <text:p/>
            </draw:line>
            <draw:line draw:style-name="gr2" draw:layer="layout" svg:x1="16cm" svg:y1="14.3cm" svg:x2="16cm" svg:y2="11.9cm">
              <text:p/>
            </draw:line>
            <draw:line draw:style-name="gr2" draw:layer="layout" svg:x1="39.001cm" svg:y1="23.901cm" svg:x2="39.001cm" svg:y2="21.5cm">
              <text:p/>
            </draw:line>
            <draw:line draw:style-name="gr2" draw:layer="layout" svg:x1="40.001cm" svg:y1="21.5cm" svg:x2="39.001cm" svg:y2="21.5cm">
              <text:p/>
            </draw:line>
            <draw:line draw:style-name="gr2" draw:layer="layout" svg:x1="40.001cm" svg:y1="21.5cm" svg:x2="40.001cm" svg:y2="19.1cm">
              <text:p/>
            </draw:line>
            <draw:line draw:style-name="gr2" draw:layer="layout" svg:x1="40.001cm" svg:y1="19.1cm" svg:x2="39.001cm" svg:y2="19.1cm">
              <text:p/>
            </draw:line>
            <draw:line draw:style-name="gr2" draw:layer="layout" svg:x1="39.001cm" svg:y1="19.1cm" svg:x2="39.001cm" svg:y2="16.7cm">
              <text:p/>
            </draw:line>
            <draw:line draw:style-name="gr2" draw:layer="layout" svg:x1="40.001cm" svg:y1="16.7cm" svg:x2="39.001cm" svg:y2="16.7cm">
              <text:p/>
            </draw:line>
            <draw:line draw:style-name="gr2" draw:layer="layout" svg:x1="40.001cm" svg:y1="16.7cm" svg:x2="40.001cm" svg:y2="14.3cm">
              <text:p/>
            </draw:line>
            <draw:line draw:style-name="gr2" draw:layer="layout" svg:x1="40.001cm" svg:y1="14.3cm" svg:x2="39.001cm" svg:y2="14.3cm">
              <text:p/>
            </draw:line>
            <draw:line draw:style-name="gr2" draw:layer="layout" svg:x1="39.001cm" svg:y1="14.3cm" svg:x2="39.001cm" svg:y2="11.9cm">
              <text:p/>
            </draw:line>
          </draw:g>
          <draw:g>
            <draw:custom-shape draw:style-name="gr3" draw:text-style-name="P1" draw:layer="layout" svg:width="7.4cm" svg:height="7.4cm" draw:transform="rotate (2.35619449019234) translate (21.667cm 23.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4cm" svg:height="0.4cm" draw:transform="rotate (2.35619449019234) translate (24.566cm 21.0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4cm" svg:height="0.4cm" draw:transform="rotate (2.35619449019234) translate (18.768cm 15.25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4cm" svg:height="0.4cm" draw:transform="rotate (0.785398163397448) translate (18.485cm 20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4cm" svg:height="0.4cm" draw:transform="rotate (0.785398163397448) translate (24.283cm 14.9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7.4cm" svg:height="7.4cm" draw:transform="rotate (2.35619449019234) translate (34.233cm 23.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4cm" svg:height="0.4cm" draw:transform="rotate (2.35619449019234) translate (37.132cm 21.0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4cm" svg:height="0.4cm" draw:transform="rotate (2.35619449019234) translate (31.334cm 15.25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4cm" svg:height="0.4cm" draw:transform="rotate (0.785398163397448) translate (31.051cm 20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4cm" svg:height="0.4cm" draw:transform="rotate (0.785398163397448) translate (36.849cm 14.9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2" draw:layer="layout" svg:x1="17cm" svg:y1="11.9cm" svg:x2="18.181cm" svg:y2="11.9cm">
            <text:p/>
          </draw:line>
          <draw:line draw:style-name="gr2" draw:layer="layout" svg:x1="18.181cm" svg:y1="11.9cm" svg:x2="18.181cm" svg:y2="12.899cm">
            <text:p/>
          </draw:line>
          <draw:line draw:style-name="gr2" draw:layer="layout" svg:x1="18.181cm" svg:y1="12.899cm" svg:x2="20.363cm" svg:y2="12.899cm">
            <text:p/>
          </draw:line>
          <draw:line draw:style-name="gr2" draw:layer="layout" svg:x1="20.363cm" svg:y1="11.9cm" svg:x2="20.363cm" svg:y2="12.899cm">
            <text:p/>
          </draw:line>
          <draw:line draw:style-name="gr2" draw:layer="layout" svg:x1="20.363cm" svg:y1="11.9cm" svg:x2="22.545cm" svg:y2="11.9cm">
            <text:p/>
          </draw:line>
          <draw:line draw:style-name="gr2" draw:layer="layout" svg:x1="22.545cm" svg:y1="11.9cm" svg:x2="22.545cm" svg:y2="12.899cm">
            <text:p/>
          </draw:line>
          <draw:line draw:style-name="gr2" draw:layer="layout" svg:x1="22.545cm" svg:y1="12.899cm" svg:x2="24.727cm" svg:y2="12.899cm">
            <text:p/>
          </draw:line>
          <draw:line draw:style-name="gr2" draw:layer="layout" svg:x1="24.727cm" svg:y1="11.9cm" svg:x2="24.727cm" svg:y2="12.899cm">
            <text:p/>
          </draw:line>
          <draw:line draw:style-name="gr2" draw:layer="layout" svg:x1="24.727cm" svg:y1="11.9cm" svg:x2="26.908cm" svg:y2="11.9cm">
            <text:p/>
          </draw:line>
          <draw:line draw:style-name="gr2" draw:layer="layout" svg:x1="26.908cm" svg:y1="11.9cm" svg:x2="26.908cm" svg:y2="12.899cm">
            <text:p/>
          </draw:line>
          <draw:line draw:style-name="gr2" draw:layer="layout" svg:x1="26.908cm" svg:y1="12.899cm" svg:x2="29.09cm" svg:y2="12.899cm">
            <text:p/>
          </draw:line>
          <draw:line draw:style-name="gr2" draw:layer="layout" svg:x1="29.09cm" svg:y1="11.9cm" svg:x2="29.09cm" svg:y2="12.899cm">
            <text:p/>
          </draw:line>
          <draw:line draw:style-name="gr2" draw:layer="layout" svg:x1="29.09cm" svg:y1="11.9cm" svg:x2="31.272cm" svg:y2="11.9cm">
            <text:p/>
          </draw:line>
          <draw:line draw:style-name="gr2" draw:layer="layout" svg:x1="31.272cm" svg:y1="11.9cm" svg:x2="31.272cm" svg:y2="12.899cm">
            <text:p/>
          </draw:line>
          <draw:line draw:style-name="gr2" draw:layer="layout" svg:x1="31.272cm" svg:y1="12.899cm" svg:x2="33.454cm" svg:y2="12.899cm">
            <text:p/>
          </draw:line>
          <draw:line draw:style-name="gr2" draw:layer="layout" svg:x1="33.454cm" svg:y1="11.9cm" svg:x2="33.454cm" svg:y2="12.899cm">
            <text:p/>
          </draw:line>
          <draw:line draw:style-name="gr2" draw:layer="layout" svg:x1="33.454cm" svg:y1="11.9cm" svg:x2="35.636cm" svg:y2="11.9cm">
            <text:p/>
          </draw:line>
          <draw:line draw:style-name="gr2" draw:layer="layout" svg:x1="35.636cm" svg:y1="11.9cm" svg:x2="35.636cm" svg:y2="12.899cm">
            <text:p/>
          </draw:line>
          <draw:line draw:style-name="gr2" draw:layer="layout" svg:x1="35.636cm" svg:y1="12.899cm" svg:x2="37.818cm" svg:y2="12.899cm">
            <text:p/>
          </draw:line>
          <draw:line draw:style-name="gr2" draw:layer="layout" svg:x1="37.818cm" svg:y1="11.9cm" svg:x2="37.818cm" svg:y2="12.899cm">
            <text:p/>
          </draw:line>
          <draw:line draw:style-name="gr2" draw:layer="layout" svg:x1="37.818cm" svg:y1="11.9cm" svg:x2="39cm" svg:y2="11.9cm">
            <text:p/>
          </draw:line>
          <draw:line draw:style-name="gr2" draw:layer="layout" svg:x1="17cm" svg:y1="1.899cm" svg:x2="18.181cm" svg:y2="1.899cm">
            <text:p/>
          </draw:line>
          <draw:line draw:style-name="gr2" draw:layer="layout" svg:x1="18.181cm" svg:y1="0.899cm" svg:x2="18.181cm" svg:y2="1.899cm">
            <text:p/>
          </draw:line>
          <draw:line draw:style-name="gr2" draw:layer="layout" svg:x1="18.181cm" svg:y1="0.899cm" svg:x2="20.363cm" svg:y2="0.899cm">
            <text:p/>
          </draw:line>
          <draw:line draw:style-name="gr2" draw:layer="layout" svg:x1="20.363cm" svg:y1="0.899cm" svg:x2="20.363cm" svg:y2="1.899cm">
            <text:p/>
          </draw:line>
          <draw:line draw:style-name="gr2" draw:layer="layout" svg:x1="20.363cm" svg:y1="1.899cm" svg:x2="22.545cm" svg:y2="1.899cm">
            <text:p/>
          </draw:line>
          <draw:line draw:style-name="gr2" draw:layer="layout" svg:x1="22.545cm" svg:y1="0.899cm" svg:x2="22.545cm" svg:y2="1.899cm">
            <text:p/>
          </draw:line>
          <draw:line draw:style-name="gr2" draw:layer="layout" svg:x1="22.545cm" svg:y1="0.899cm" svg:x2="24.727cm" svg:y2="0.899cm">
            <text:p/>
          </draw:line>
          <draw:line draw:style-name="gr2" draw:layer="layout" svg:x1="24.727cm" svg:y1="0.899cm" svg:x2="24.727cm" svg:y2="1.899cm">
            <text:p/>
          </draw:line>
          <draw:line draw:style-name="gr2" draw:layer="layout" svg:x1="24.727cm" svg:y1="1.899cm" svg:x2="26.908cm" svg:y2="1.899cm">
            <text:p/>
          </draw:line>
          <draw:line draw:style-name="gr2" draw:layer="layout" svg:x1="26.908cm" svg:y1="0.899cm" svg:x2="26.908cm" svg:y2="1.899cm">
            <text:p/>
          </draw:line>
          <draw:line draw:style-name="gr2" draw:layer="layout" svg:x1="26.908cm" svg:y1="0.899cm" svg:x2="29.09cm" svg:y2="0.899cm">
            <text:p/>
          </draw:line>
          <draw:line draw:style-name="gr2" draw:layer="layout" svg:x1="29.09cm" svg:y1="0.899cm" svg:x2="29.09cm" svg:y2="1.899cm">
            <text:p/>
          </draw:line>
          <draw:line draw:style-name="gr2" draw:layer="layout" svg:x1="29.09cm" svg:y1="1.899cm" svg:x2="31.272cm" svg:y2="1.899cm">
            <text:p/>
          </draw:line>
          <draw:line draw:style-name="gr2" draw:layer="layout" svg:x1="31.272cm" svg:y1="0.899cm" svg:x2="31.272cm" svg:y2="1.899cm">
            <text:p/>
          </draw:line>
          <draw:line draw:style-name="gr2" draw:layer="layout" svg:x1="31.272cm" svg:y1="0.899cm" svg:x2="33.454cm" svg:y2="0.899cm">
            <text:p/>
          </draw:line>
          <draw:line draw:style-name="gr2" draw:layer="layout" svg:x1="33.454cm" svg:y1="0.899cm" svg:x2="33.454cm" svg:y2="1.899cm">
            <text:p/>
          </draw:line>
          <draw:line draw:style-name="gr2" draw:layer="layout" svg:x1="33.454cm" svg:y1="1.899cm" svg:x2="35.636cm" svg:y2="1.899cm">
            <text:p/>
          </draw:line>
          <draw:line draw:style-name="gr2" draw:layer="layout" svg:x1="35.636cm" svg:y1="0.899cm" svg:x2="35.636cm" svg:y2="1.899cm">
            <text:p/>
          </draw:line>
          <draw:line draw:style-name="gr2" draw:layer="layout" svg:x1="35.636cm" svg:y1="0.899cm" svg:x2="37.818cm" svg:y2="0.899cm">
            <text:p/>
          </draw:line>
          <draw:line draw:style-name="gr2" draw:layer="layout" svg:x1="37.818cm" svg:y1="0.899cm" svg:x2="37.818cm" svg:y2="1.899cm">
            <text:p/>
          </draw:line>
          <draw:line draw:style-name="gr2" draw:layer="layout" svg:x1="37.818cm" svg:y1="1.899cm" svg:x2="39cm" svg:y2="1.899cm">
            <text:p/>
          </draw:line>
          <draw:line draw:style-name="gr2" draw:layer="layout" svg:x1="17cm" svg:y1="11.9cm" svg:x2="17cm" svg:y2="10.499cm">
            <text:p/>
          </draw:line>
          <draw:line draw:style-name="gr2" draw:layer="layout" svg:x1="17cm" svg:y1="10.499cm" svg:x2="15.999cm" svg:y2="10.499cm">
            <text:p/>
          </draw:line>
          <draw:line draw:style-name="gr2" draw:layer="layout" svg:x1="15.999cm" svg:y1="10.499cm" svg:x2="15.999cm" svg:y2="8.099cm">
            <text:p/>
          </draw:line>
          <draw:line draw:style-name="gr2" draw:layer="layout" svg:x1="17cm" svg:y1="8.099cm" svg:x2="15.999cm" svg:y2="8.099cm">
            <text:p/>
          </draw:line>
          <draw:line draw:style-name="gr2" draw:layer="layout" svg:x1="17cm" svg:y1="8.099cm" svg:x2="17cm" svg:y2="5.7cm">
            <text:p/>
          </draw:line>
          <draw:line draw:style-name="gr2" draw:layer="layout" svg:x1="17cm" svg:y1="5.7cm" svg:x2="15.999cm" svg:y2="5.7cm">
            <text:p/>
          </draw:line>
          <draw:line draw:style-name="gr2" draw:layer="layout" svg:x1="15.999cm" svg:y1="5.7cm" svg:x2="15.999cm" svg:y2="3.3cm">
            <text:p/>
          </draw:line>
          <draw:line draw:style-name="gr2" draw:layer="layout" svg:x1="17cm" svg:y1="3.3cm" svg:x2="15.999cm" svg:y2="3.3cm">
            <text:p/>
          </draw:line>
          <draw:line draw:style-name="gr2" draw:layer="layout" svg:x1="17cm" svg:y1="3.3cm" svg:x2="17cm" svg:y2="1.899cm">
            <text:p/>
          </draw:line>
          <draw:line draw:style-name="gr2" draw:layer="layout" svg:x1="39cm" svg:y1="11.9cm" svg:x2="39cm" svg:y2="10.499cm">
            <text:p/>
          </draw:line>
          <draw:line draw:style-name="gr2" draw:layer="layout" svg:x1="40cm" svg:y1="10.499cm" svg:x2="39cm" svg:y2="10.499cm">
            <text:p/>
          </draw:line>
          <draw:line draw:style-name="gr2" draw:layer="layout" svg:x1="40cm" svg:y1="10.499cm" svg:x2="40cm" svg:y2="8.099cm">
            <text:p/>
          </draw:line>
          <draw:line draw:style-name="gr2" draw:layer="layout" svg:x1="40cm" svg:y1="8.099cm" svg:x2="39cm" svg:y2="8.099cm">
            <text:p/>
          </draw:line>
          <draw:line draw:style-name="gr2" draw:layer="layout" svg:x1="39cm" svg:y1="8.099cm" svg:x2="39cm" svg:y2="5.7cm">
            <text:p/>
          </draw:line>
          <draw:line draw:style-name="gr2" draw:layer="layout" svg:x1="40cm" svg:y1="5.7cm" svg:x2="39cm" svg:y2="5.7cm">
            <text:p/>
          </draw:line>
          <draw:line draw:style-name="gr2" draw:layer="layout" svg:x1="40cm" svg:y1="5.7cm" svg:x2="40cm" svg:y2="3.3cm">
            <text:p/>
          </draw:line>
          <draw:line draw:style-name="gr2" draw:layer="layout" svg:x1="40cm" svg:y1="3.3cm" svg:x2="39cm" svg:y2="3.3cm">
            <text:p/>
          </draw:line>
          <draw:line draw:style-name="gr2" draw:layer="layout" svg:x1="39cm" svg:y1="3.3cm" svg:x2="39cm" svg:y2="1.899cm">
            <text:p/>
          </draw:line>
        </draw:g>
        <draw:custom-shape draw:style-name="gr4" draw:text-style-name="P1" draw:layer="layout" svg:width="10.4cm" svg:height="4.4cm" svg:x="22.8cm" svg:y="7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cm" svg:height="0.4cm" svg:x="33.2cm" svg:y="11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cm" svg:height="0.4cm" svg:x="21.5cm" svg:y="11.1cm">
          <text:p/>
          <draw:enhanced-geometry svg:viewBox="0 0 21600 21600" draw:type="rectangle" draw:enhanced-path="M 0 0 L 21600 0 21600 21600 0 21600 0 0 Z N"/>
        </draw:custom-shape>
        <draw:g>
          <draw:g>
            <draw:line draw:style-name="gr2" draw:layer="layout" svg:x1="3cm" svg:y1="35.899cm" svg:x2="5.182cm" svg:y2="35.899cm">
              <text:p/>
            </draw:line>
            <draw:line draw:style-name="gr2" draw:layer="layout" svg:x1="5.182cm" svg:y1="34.9cm" svg:x2="5.182cm" svg:y2="35.899cm">
              <text:p/>
            </draw:line>
            <draw:line draw:style-name="gr2" draw:layer="layout" svg:x1="5.182cm" svg:y1="34.9cm" svg:x2="7.364cm" svg:y2="34.9cm">
              <text:p/>
            </draw:line>
            <draw:line draw:style-name="gr2" draw:layer="layout" svg:x1="7.364cm" svg:y1="34.9cm" svg:x2="7.364cm" svg:y2="35.899cm">
              <text:p/>
            </draw:line>
            <draw:line draw:style-name="gr2" draw:layer="layout" svg:x1="7.364cm" svg:y1="35.899cm" svg:x2="9.546cm" svg:y2="35.899cm">
              <text:p/>
            </draw:line>
            <draw:line draw:style-name="gr2" draw:layer="layout" svg:x1="9.546cm" svg:y1="34.9cm" svg:x2="9.546cm" svg:y2="35.899cm">
              <text:p/>
            </draw:line>
            <draw:line draw:style-name="gr2" draw:layer="layout" svg:x1="9.546cm" svg:y1="34.9cm" svg:x2="11.728cm" svg:y2="34.9cm">
              <text:p/>
            </draw:line>
            <draw:line draw:style-name="gr2" draw:layer="layout" svg:x1="11.728cm" svg:y1="34.9cm" svg:x2="11.728cm" svg:y2="35.899cm">
              <text:p/>
            </draw:line>
            <draw:line draw:style-name="gr2" draw:layer="layout" svg:x1="11.728cm" svg:y1="35.899cm" svg:x2="13.909cm" svg:y2="35.899cm">
              <text:p/>
            </draw:line>
            <draw:line draw:style-name="gr2" draw:layer="layout" svg:x1="13.909cm" svg:y1="34.9cm" svg:x2="13.909cm" svg:y2="35.899cm">
              <text:p/>
            </draw:line>
            <draw:line draw:style-name="gr2" draw:layer="layout" svg:x1="13.909cm" svg:y1="34.9cm" svg:x2="16.091cm" svg:y2="34.9cm">
              <text:p/>
            </draw:line>
            <draw:line draw:style-name="gr2" draw:layer="layout" svg:x1="16.091cm" svg:y1="34.9cm" svg:x2="16.091cm" svg:y2="35.899cm">
              <text:p/>
            </draw:line>
            <draw:line draw:style-name="gr2" draw:layer="layout" svg:x1="16.091cm" svg:y1="35.899cm" svg:x2="18.273cm" svg:y2="35.899cm">
              <text:p/>
            </draw:line>
            <draw:line draw:style-name="gr2" draw:layer="layout" svg:x1="18.273cm" svg:y1="34.9cm" svg:x2="18.273cm" svg:y2="35.899cm">
              <text:p/>
            </draw:line>
            <draw:line draw:style-name="gr2" draw:layer="layout" svg:x1="18.273cm" svg:y1="34.9cm" svg:x2="20.455cm" svg:y2="34.9cm">
              <text:p/>
            </draw:line>
            <draw:line draw:style-name="gr2" draw:layer="layout" svg:x1="20.455cm" svg:y1="34.9cm" svg:x2="20.455cm" svg:y2="35.899cm">
              <text:p/>
            </draw:line>
            <draw:line draw:style-name="gr2" draw:layer="layout" svg:x1="20.455cm" svg:y1="35.899cm" svg:x2="22.637cm" svg:y2="35.899cm">
              <text:p/>
            </draw:line>
            <draw:line draw:style-name="gr2" draw:layer="layout" svg:x1="22.637cm" svg:y1="34.9cm" svg:x2="22.637cm" svg:y2="35.899cm">
              <text:p/>
            </draw:line>
            <draw:line draw:style-name="gr2" draw:layer="layout" svg:x1="22.637cm" svg:y1="34.9cm" svg:x2="24.819cm" svg:y2="34.9cm">
              <text:p/>
            </draw:line>
            <draw:line draw:style-name="gr2" draw:layer="layout" svg:x1="24.819cm" svg:y1="34.9cm" svg:x2="24.819cm" svg:y2="35.899cm">
              <text:p/>
            </draw:line>
            <draw:line draw:style-name="gr2" draw:layer="layout" svg:x1="24.819cm" svg:y1="35.899cm" svg:x2="26.001cm" svg:y2="35.899cm">
              <text:p/>
            </draw:line>
            <draw:line draw:style-name="gr2" draw:layer="layout" svg:x1="3cm" svg:y1="23.9cm" svg:x2="5.182cm" svg:y2="23.9cm">
              <text:p/>
            </draw:line>
            <draw:line draw:style-name="gr2" draw:layer="layout" svg:x1="5.182cm" svg:y1="23.9cm" svg:x2="5.182cm" svg:y2="24.899cm">
              <text:p/>
            </draw:line>
            <draw:line draw:style-name="gr2" draw:layer="layout" svg:x1="5.182cm" svg:y1="24.899cm" svg:x2="7.364cm" svg:y2="24.899cm">
              <text:p/>
            </draw:line>
            <draw:line draw:style-name="gr2" draw:layer="layout" svg:x1="7.364cm" svg:y1="23.9cm" svg:x2="7.364cm" svg:y2="24.899cm">
              <text:p/>
            </draw:line>
            <draw:line draw:style-name="gr2" draw:layer="layout" svg:x1="7.364cm" svg:y1="23.9cm" svg:x2="9.546cm" svg:y2="23.9cm">
              <text:p/>
            </draw:line>
            <draw:line draw:style-name="gr2" draw:layer="layout" svg:x1="9.546cm" svg:y1="23.9cm" svg:x2="9.546cm" svg:y2="24.899cm">
              <text:p/>
            </draw:line>
            <draw:line draw:style-name="gr2" draw:layer="layout" svg:x1="9.546cm" svg:y1="24.899cm" svg:x2="11.728cm" svg:y2="24.899cm">
              <text:p/>
            </draw:line>
            <draw:line draw:style-name="gr2" draw:layer="layout" svg:x1="11.728cm" svg:y1="23.9cm" svg:x2="11.728cm" svg:y2="24.899cm">
              <text:p/>
            </draw:line>
            <draw:line draw:style-name="gr2" draw:layer="layout" svg:x1="11.728cm" svg:y1="23.9cm" svg:x2="13.909cm" svg:y2="23.9cm">
              <text:p/>
            </draw:line>
            <draw:line draw:style-name="gr2" draw:layer="layout" svg:x1="13.909cm" svg:y1="23.9cm" svg:x2="13.909cm" svg:y2="24.899cm">
              <text:p/>
            </draw:line>
            <draw:line draw:style-name="gr2" draw:layer="layout" svg:x1="13.909cm" svg:y1="24.899cm" svg:x2="16.091cm" svg:y2="24.899cm">
              <text:p/>
            </draw:line>
            <draw:line draw:style-name="gr2" draw:layer="layout" svg:x1="16.091cm" svg:y1="23.9cm" svg:x2="16.091cm" svg:y2="24.899cm">
              <text:p/>
            </draw:line>
            <draw:line draw:style-name="gr2" draw:layer="layout" svg:x1="16.091cm" svg:y1="23.9cm" svg:x2="18.273cm" svg:y2="23.9cm">
              <text:p/>
            </draw:line>
            <draw:line draw:style-name="gr2" draw:layer="layout" svg:x1="18.273cm" svg:y1="23.9cm" svg:x2="18.273cm" svg:y2="24.899cm">
              <text:p/>
            </draw:line>
            <draw:line draw:style-name="gr2" draw:layer="layout" svg:x1="18.273cm" svg:y1="24.899cm" svg:x2="20.455cm" svg:y2="24.899cm">
              <text:p/>
            </draw:line>
            <draw:line draw:style-name="gr2" draw:layer="layout" svg:x1="20.455cm" svg:y1="23.9cm" svg:x2="20.455cm" svg:y2="24.899cm">
              <text:p/>
            </draw:line>
            <draw:line draw:style-name="gr2" draw:layer="layout" svg:x1="20.455cm" svg:y1="23.9cm" svg:x2="22.637cm" svg:y2="23.9cm">
              <text:p/>
            </draw:line>
            <draw:line draw:style-name="gr2" draw:layer="layout" svg:x1="22.637cm" svg:y1="23.9cm" svg:x2="22.637cm" svg:y2="24.899cm">
              <text:p/>
            </draw:line>
            <draw:line draw:style-name="gr2" draw:layer="layout" svg:x1="22.637cm" svg:y1="24.899cm" svg:x2="24.819cm" svg:y2="24.899cm">
              <text:p/>
            </draw:line>
            <draw:line draw:style-name="gr2" draw:layer="layout" svg:x1="24.819cm" svg:y1="23.9cm" svg:x2="24.819cm" svg:y2="24.899cm">
              <text:p/>
            </draw:line>
            <draw:line draw:style-name="gr2" draw:layer="layout" svg:x1="24.819cm" svg:y1="23.9cm" svg:x2="26.001cm" svg:y2="23.9cm">
              <text:p/>
            </draw:line>
            <draw:line draw:style-name="gr2" draw:layer="layout" svg:x1="3cm" svg:y1="35.899cm" svg:x2="3cm" svg:y2="33.499cm">
              <text:p/>
            </draw:line>
            <draw:line draw:style-name="gr2" draw:layer="layout" svg:x1="4.001cm" svg:y1="33.499cm" svg:x2="3cm" svg:y2="33.499cm">
              <text:p/>
            </draw:line>
            <draw:line draw:style-name="gr2" draw:layer="layout" svg:x1="4.001cm" svg:y1="33.499cm" svg:x2="4.001cm" svg:y2="31.099cm">
              <text:p/>
            </draw:line>
            <draw:line draw:style-name="gr2" draw:layer="layout" svg:x1="4.001cm" svg:y1="31.099cm" svg:x2="3cm" svg:y2="31.099cm">
              <text:p/>
            </draw:line>
            <draw:line draw:style-name="gr2" draw:layer="layout" svg:x1="3cm" svg:y1="31.099cm" svg:x2="3cm" svg:y2="28.699cm">
              <text:p/>
            </draw:line>
            <draw:line draw:style-name="gr2" draw:layer="layout" svg:x1="4.001cm" svg:y1="28.699cm" svg:x2="3cm" svg:y2="28.699cm">
              <text:p/>
            </draw:line>
            <draw:line draw:style-name="gr2" draw:layer="layout" svg:x1="4.001cm" svg:y1="28.699cm" svg:x2="4.001cm" svg:y2="26.3cm">
              <text:p/>
            </draw:line>
            <draw:line draw:style-name="gr2" draw:layer="layout" svg:x1="4.001cm" svg:y1="26.3cm" svg:x2="3cm" svg:y2="26.3cm">
              <text:p/>
            </draw:line>
            <draw:line draw:style-name="gr2" draw:layer="layout" svg:x1="3cm" svg:y1="26.3cm" svg:x2="3cm" svg:y2="23.9cm">
              <text:p/>
            </draw:line>
            <draw:line draw:style-name="gr2" draw:layer="layout" svg:x1="26.001cm" svg:y1="35.899cm" svg:x2="26.001cm" svg:y2="33.499cm">
              <text:p/>
            </draw:line>
            <draw:line draw:style-name="gr2" draw:layer="layout" svg:x1="27.001cm" svg:y1="33.499cm" svg:x2="26.001cm" svg:y2="33.499cm">
              <text:p/>
            </draw:line>
            <draw:line draw:style-name="gr2" draw:layer="layout" svg:x1="27.001cm" svg:y1="33.499cm" svg:x2="27.001cm" svg:y2="31.099cm">
              <text:p/>
            </draw:line>
            <draw:line draw:style-name="gr2" draw:layer="layout" svg:x1="27.001cm" svg:y1="31.099cm" svg:x2="26.001cm" svg:y2="31.099cm">
              <text:p/>
            </draw:line>
            <draw:line draw:style-name="gr2" draw:layer="layout" svg:x1="26.001cm" svg:y1="31.099cm" svg:x2="26.001cm" svg:y2="28.699cm">
              <text:p/>
            </draw:line>
            <draw:line draw:style-name="gr2" draw:layer="layout" svg:x1="27.001cm" svg:y1="28.699cm" svg:x2="26.001cm" svg:y2="28.699cm">
              <text:p/>
            </draw:line>
            <draw:line draw:style-name="gr2" draw:layer="layout" svg:x1="27.001cm" svg:y1="28.699cm" svg:x2="27.001cm" svg:y2="26.3cm">
              <text:p/>
            </draw:line>
            <draw:line draw:style-name="gr2" draw:layer="layout" svg:x1="27.001cm" svg:y1="26.3cm" svg:x2="26.001cm" svg:y2="26.3cm">
              <text:p/>
            </draw:line>
            <draw:line draw:style-name="gr2" draw:layer="layout" svg:x1="26.001cm" svg:y1="26.3cm" svg:x2="26.001cm" svg:y2="23.9cm">
              <text:p/>
            </draw:line>
          </draw:g>
          <draw:custom-shape draw:style-name="gr6" draw:text-style-name="P1" draw:layer="layout" svg:width="3cm" svg:height="3cm" svg:x="5.001cm" svg:y="2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3cm" svg:height="3cm" svg:x="22.001cm" svg:y="2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cm" svg:height="1cm" svg:x="10.5cm" svg:y="3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2cm" svg:height="1.2cm" svg:x="14.4cm" svg:y="3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cm" svg:height="1cm" svg:x="18.5cm" svg:y="3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4cm" svg:height="0.4cm" svg:x="9.1cm" svg:y="2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4cm" svg:height="0.4cm" svg:x="20.5cm" svg:y="2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master-page3">
        <draw:custom-shape draw:style-name="gr7" draw:text-style-name="P1" draw:layer="layout" svg:width="12.5cm" svg:height="7cm" svg:x="6.7cm" svg:y="10.9cm">
          <text:p text:style-name="P1">MDF 3 m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cm" fo:margin-right="1cm" fo:page-width="6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0T14:28:53.824350000</dc:date>
    <dc:creator>Didier Donsez</dc:creator>
    <meta:generator>LibreOffice/4.2.7.2$MacOSX_X86_64 LibreOffice_project/933c0aa564ec4f8883ed5732c866db48dca4dac5</meta:generator>
    <meta:editing-duration>PT6M55S</meta:editing-duration>
    <meta:editing-cycles>5</meta:editing-cycles>
    <meta:document-statistic meta:object-count="344"/>
  </office:meta>
</office:document-meta>
</file>